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acf5" officeooo:paragraph-rsid="000fac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 obrázku na titulní straně</text:h>
      <text:p text:style-name="P1">Robotický dalekohled BOOTES2. Experimentální stanice La Mayora nedaleko Málagy.</text:p>
      <text:p text:style-name="P1">Průměr primárního zrcadla 60 cm; systém Ritchey-Chret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kl </meta:initial-creator>
    <meta:creation-date>2014-05-27T15:25:18.129281300</meta:creation-date>
    <dc:date>2014-05-27T15:32:21.524807021</dc:date>
    <dc:creator>kakl </dc:creator>
    <meta:editing-duration>PT16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3" meta:word-count="21" meta:character-count="163" meta:non-whitespace-character-count="145"/>
  </office:meta>
</office:document-meta>
</file>